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KacstBook" svg:font-family="Kacst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irmala UI1" svg:font-family="'Nirmala U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9.13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2.629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Nirmala UI"/>
    </style:style>
    <style:style style:name="P4" style:family="paragraph">
      <style:text-properties style:font-name="Nirmala UI"/>
    </style:style>
    <style:style style:name="P5" style:family="paragraph">
      <style:paragraph-properties fo:text-align="justify"/>
      <style:text-properties style:font-name="Nirmala UI" fo:font-size="24pt" style:font-size-asian="24pt" style:font-size-complex="24pt"/>
    </style:style>
    <style:style style:name="P6" style:family="paragraph">
      <style:text-properties fo:color="#ffffff" loext:opacity="100%" style:font-name="Nirmala UI"/>
    </style:style>
    <style:style style:name="P7" style:family="paragraph">
      <style:paragraph-properties fo:text-align="justify"/>
      <style:text-properties style:font-name="Nirmala UI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style:use-window-font-color="true" loext:opacity="0%" style:font-name="Nirmala UI" fo:font-size="24pt" style:font-size-asian="24pt" style:font-size-complex="24pt" fo:hyphenate="false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loext:opacity="0%" style:font-name="Nirmala UI" fo:font-size="24pt" style:font-size-asian="24pt" style:font-size-complex="24pt" fo:hyphenate="false"/>
    </style:style>
    <style:style style:name="P11" style:family="paragraph">
      <style:paragraph-properties fo:text-align="justify"/>
      <style:text-properties style:use-window-font-color="true" loext:opacity="0%" style:font-name="Nirmala UI" fo:font-size="24pt" style:font-size-asian="24pt" style:font-size-complex="24pt"/>
    </style:style>
    <style:style style:name="T1" style:family="text">
      <style:text-properties style:font-name="Nirmala UI"/>
    </style:style>
    <style:style style:name="T2" style:family="text">
      <style:text-properties style:font-name="Nirmala UI" fo:font-size="14pt" style:font-size-asian="14pt" style:font-size-complex="14pt"/>
    </style:style>
    <style:style style:name="T3" style:family="text">
      <style:text-properties style:font-name="Nirmala UI" style:text-underline-style="none"/>
    </style:style>
    <style:style style:name="T4" style:family="text">
      <style:text-properties style:font-name="Nirmala UI" fo:font-size="24pt" style:text-underline-style="none" style:font-size-asian="24pt" style:font-size-complex="24pt"/>
    </style:style>
    <style:style style:name="T5" style:family="text">
      <style:text-properties style:font-name="Nirmala UI" fo:font-size="24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Nirmala UI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Nirmala UI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10.886cm" svg:x="1.4cm" svg:y="2.81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>Riesgos musculo-esqueléticos</text:span></text:p>
            <text:p text:style-name="P1"><text:span text:style-name="T1"/></text:p>
            <text:p text:style-name="P1"><text:span text:style-name="T2">Daniel García Menéndez</text:span></text:p>
            <text:p text:style-name="P1"><text:span text:style-name="T2">Jaime García Suáre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ndic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text:style-name="P4"><text:span text:style-name="T3">Introducción</text:span></text:p>
            <text:p text:style-name="P4"><text:span text:style-name="T1">Factores de riesgo</text:span></text:p>
            <text:p text:style-name="P4"><text:span text:style-name="T1">Riesgos</text:span></text:p>
            <text:p text:style-name="P4"><text:span text:style-name="T1">Daños</text:span></text:p>
            <text:p text:style-name="P4"><text:span text:style-name="T1">Medidas preventivas y de protección</text:span></text:p>
            <text:p text:style-name="P4"><text:span text:style-name="T1">Conclus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ntroducció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<text:span text:style-name="T4">Los riesgos musculo-esqueléticos se definen como riegos físicos que afectan al sistema motriz corporal a causa de las condiciones ambientales y ergonómicas del entorno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Factores de riesgo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 text:style-name="P7"><text:span text:style-name="T5">Condicionado por:</text:span></text:p>
            <text:list text:style-name="L3">
              <text:list-item>
                <text:p text:style-name="P3"><text:span text:style-name="T5">Entorno laboral: material de oficina, maquinaria…</text:span></text:p>
              </text:list-item>
              <text:list-item>
                <text:p text:style-name="P7"><text:span text:style-name="T5">Puesto laboral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Riesgos</text:span></text:p>
          </draw:text-box>
        </draw:frame>
        <draw:frame presentation:style-name="pr4" draw:text-style-name="P7" draw:layer="layout" svg:width="25.199cm" svg:height="9.134cm" svg:x="1.401cm" svg:y="3.685cm" presentation:class="outline" presentation:user-transformed="true">
          <draw:text-box>
            <text:p text:style-name="P7"><text:span text:style-name="T5">Zonas corporales:</text:span></text:p>
            <text:list text:style-name="L3">
              <text:list-item>
                <text:p text:style-name="P3"><text:span text:style-name="T5">Columna y espalda: daños lumbares, cervicales, vértebras y discos…</text:span></text:p>
              </text:list-item>
              <text:list-item>
                <text:p text:style-name="P3"><text:span text:style-name="T5">Brazos: tendinitis en las rotaciones de los hombros; epicondilitis de codos; tenosinovitis, sindrome del tunel carpiano en la muñeca; dedo gatillo, dedo blanco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Riesgos</text:span></text:p>
          </draw:text-box>
        </draw:frame>
        <draw:frame presentation:style-name="pr4" draw:text-style-name="P7" draw:layer="layout" svg:width="25.199cm" svg:height="9.134cm" svg:x="1.401cm" svg:y="3.685cm" presentation:class="outline" presentation:user-transformed="true">
          <draw:text-box>
            <text:p text:style-name="P7"><text:span text:style-name="T5">Zonas corporales:</text:span></text:p>
            <text:list text:style-name="L3">
              <text:list-item>
                <text:p text:style-name="P3"><text:span text:style-name="T5">Piernas: artrosis de caderas, rodillas, fibromialgia en las piernas, dolor en las piernas a causa de estrés, ansiedad, insomnio...fatiga física o rigidez. 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ños</text:span></text:p>
          </draw:text-box>
        </draw:frame>
        <draw:frame presentation:style-name="pr4" draw:text-style-name="P11" draw:layer="layout" svg:width="25.199cm" svg:height="9.134cm" svg:x="1.402cm" svg:y="3.685cm" presentation:class="outline" presentation:user-transformed="true">
          <draw:text-box>
            <text:p text:style-name="P9"><text:span text:style-name="T6">Trastornos de la espalda: </text:span></text:p>
            <text:p text:style-name="P10"><text:span text:style-name="T6">Causas principales: </text:span></text:p>
            <text:list text:style-name="L3">
              <text:list-item>
                <text:p text:style-name="P10"><text:span text:style-name="T6">Levantar, depositar, sostener, empujar o tirar de cargas pesadas. </text:span></text:p>
              </text:list-item>
              <text:list-item>
                <text:p text:style-name="P10"><text:span text:style-name="T6">Posturas forzadas del tronco: giros e inclinaciones atrás, hacia los lados o adelante</text:span></text:p>
              </text:list-item>
              <text:list-item>
                <text:p text:style-name="P10"><text:span text:style-name="T6">trabajo físico muy intenso</text:span></text:p>
              </text:list-item>
              <text:list-item>
                <text:p text:style-name="P10"><text:span text:style-name="T6">vibraciones transmitidas al cuerpo a través de los pies o las nalgas</text:span></text:p>
              </text:list-item>
              <text:list-item>
                <text:p text:style-name="P10"><text:span text:style-name="T6">Tensión nerviosa, estré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ños</text:span></text:p>
          </draw:text-box>
        </draw:frame>
        <draw:frame presentation:style-name="pr4" draw:text-style-name="P11" draw:layer="layout" svg:width="25.199cm" svg:height="10.315cm" svg:x="1.402cm" svg:y="3.685cm" presentation:class="outline" presentation:user-transformed="true">
          <draw:text-box>
            <text:p text:style-name="P9"><text:span text:style-name="T6">Trastornos de la espalda: </text:span></text:p>
            <text:p text:style-name="P10"><text:span text:style-name="T6">Causas principales: </text:span></text:p>
            <text:list text:style-name="L3">
              <text:list-item>
                <text:p text:style-name="P10"><text:span text:style-name="T6">Levantar, depositar, sostener, empujar o tirar de cargas pesadas. </text:span></text:p>
              </text:list-item>
              <text:list-item>
                <text:p text:style-name="P10"><text:span text:style-name="T6">Posturas forzadas del tronco: giros e inclinaciones atrás, hacia los lados o adelante</text:span></text:p>
              </text:list-item>
              <text:list-item>
                <text:p text:style-name="P10"><text:span text:style-name="T6">trabajo físico muy intenso</text:span></text:p>
              </text:list-item>
              <text:list-item>
                <text:p text:style-name="P10"><text:span text:style-name="T6">vibraciones transmitidas al cuerpo a través de los pies o las nalgas</text:span></text:p>
              </text:list-item>
              <text:list-item>
                <text:p text:style-name="P10"><text:span text:style-name="T6">Tensión nerviosa, estré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ños</text:span></text:p>
          </draw:text-box>
        </draw:frame>
        <draw:frame presentation:style-name="pr4" draw:text-style-name="P11" draw:layer="layout" svg:width="25.199cm" svg:height="10.315cm" svg:x="1.402cm" svg:y="3.685cm" presentation:class="outline" presentation:user-transformed="true">
          <draw:text-box>
            <text:p text:style-name="P9"><text:span text:style-name="T6">Trastornos del cuello:</text:span></text:p>
            <text:p text:style-name="P10"><text:span text:style-name="T6">Causas principales: </text:span></text:p>
            <text:list text:style-name="L3">
              <text:list-item>
                <text:p text:style-name="P10"><text:span text:style-name="T6">Posturas forzadas de la cabeza: cabeza girada, inclinada hacia atrás o a un lado, o muy inclinada hacia delante. </text:span></text:p>
              </text:list-item>
              <text:list-item>
                <text:p text:style-name="P10"><text:span text:style-name="T6">Mantener la cabeza en la misma posición durante muchos minutos</text:span></text:p>
              </text:list-item>
              <text:list-item>
                <text:p text:style-name="P10"><text:span text:style-name="T6"><text:s/></text:span><text:span text:style-name="T6">Movimientos repetitivos de la cabeza y los brazos </text:span></text:p>
              </text:list-item>
              <text:list-item>
                <text:p text:style-name="P10"><text:span text:style-name="T6">Aplicar fuerzas con los brazos o con las manos.</text:span></text:p>
              </text:list-item>
              <text:list-item>
                <text:p text:style-name="P10"><text:span text:style-name="T6">Tensión durante el trabajo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ños</text:span></text:p>
          </draw:text-box>
        </draw:frame>
        <draw:frame presentation:style-name="pr4" draw:text-style-name="P11" draw:layer="layout" svg:width="25.199cm" svg:height="9.134cm" svg:x="1.402cm" svg:y="3.685cm" presentation:class="outline" presentation:user-transformed="true">
          <draw:text-box>
            <text:p text:style-name="P9"><text:span text:style-name="T6">Tensión de hombros</text:span></text:p>
            <text:p text:style-name="P10"><text:span text:style-name="T6">Causas principales:</text:span></text:p>
            <text:list text:style-name="L3">
              <text:list-item>
                <text:p text:style-name="P10"><text:span text:style-name="T6">Posturas forzadas de los brazos: brazos muy levantados por delante o a los lados del cuerpo; brazos llevados hacia atrás del tronco</text:span></text:p>
              </text:list-item>
              <text:list-item>
                <text:p text:style-name="P10"><text:span text:style-name="T6">Movimientos muy repetitivos de los brazos</text:span></text:p>
              </text:list-item>
              <text:list-item>
                <text:p text:style-name="P10"><text:span text:style-name="T6">Mantener los brazos en una misma posición durante muchos minutos. </text:span></text:p>
              </text:list-item>
              <text:list-item>
                <text:p text:style-name="P10"><text:span text:style-name="T6">Aplicar fuerzas con los brazos o con las manos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Daños</text:span></text:p>
          </draw:text-box>
        </draw:frame>
        <draw:frame presentation:style-name="pr4" draw:text-style-name="P11" draw:layer="layout" svg:width="25.199cm" svg:height="10.815cm" svg:x="1.402cm" svg:y="3.685cm" presentation:class="outline" presentation:user-transformed="true">
          <draw:text-box>
            <text:p text:style-name="P9"><text:span text:style-name="T6">Trastornos de codos:</text:span></text:p>
            <text:p text:style-name="P10"><text:span text:style-name="T6">Causas principales:</text:span></text:p>
            <text:list text:style-name="L3">
              <text:list-item>
                <text:p text:style-name="P10"><text:span text:style-name="T6">Trabajo repetitivo de los brazos que al mismo tiempo exige realizar fuerza con la mano.</text:span></text:p>
              </text:list-item>
            </text:list>
            <text:p text:style-name="P10"><text:span text:style-name="T6">Trastornos de muñecas:</text:span></text:p>
            <text:p text:style-name="P10"><text:span text:style-name="T6">Causas principales:</text:span></text:p>
            <text:list text:continue-numbering="true" text:style-name="L3">
              <text:list-item>
                <text:p text:style-name="P10"><text:span text:style-name="T6">El trabajo manual repetitivo haciendo a la vez fuerza con la mano o con los dedos</text:span></text:p>
              </text:list-item>
              <text:list-item>
                <text:p text:style-name="P10"><text:span text:style-name="T6">Un trabajo repetitivo de la mano con una postura forzada de la muñeca, o usando sólo dos o tres dedos para agarrar los objetos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ed. Preventivas y de protección</text:span></text:p>
          </draw:text-box>
        </draw:frame>
        <draw:frame presentation:style-name="pr4" draw:text-style-name="P11" draw:layer="layout" svg:width="25.199cm" svg:height="10.815cm" svg:x="1.402cm" svg:y="3.685cm" presentation:class="outline" presentation:user-transformed="true">
          <draw:text-box>
            <text:p text:style-name="P9"><text:span text:style-name="T7">Medidas basadas en el diseño de los puestos de trabajo: </text:span><text:span text:style-name="T6">acciones destinadas a mejorar los espacios o lugares de trabajo, etc, aplicando los principios básicos de la ergonomía</text:span></text:p>
            <text:p text:style-name="P9"><text:span text:style-name="T7">Medidas basadas en cambios en la organización del trabajo: </text:span><text:span text:style-name="T6">difícil aplicación pues los cambios en la organización del trabajo una vez diseñados los procesos suelen ser complicados y costosos</text:span></text:p>
            <text:p text:style-name="P9"><text:span text:style-name="T7">Medidas dirigidas a la mejora de los métodos de trabajo: </text:span><text:span text:style-name="T6">información sobre los riesgos y la formación de los trabajadores sobre la forma correcta de realizar las tareas para prevenirlas</text:span></text:p>
            <text:p text:style-name="P9"><text:span text:style-name="T7">Factores Medio ambientales: </text:span><text:span text:style-name="T6">controlar el nivel de ruido, buena iluminación general, y adecuada para cada puesto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nclusion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regunta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>FI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KacstBook" svg:font-family="Kacst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irmala UI1" svg:font-family="'Nirmala U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4" draw:display-name="Gradient 4" draw:style="linear" draw:start-color="#ff972f" draw:end-color="#b85c00" draw:start-intensity="100%" draw:end-intensity="100%" draw:angle="15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dcb388" draw:fill-gradient-name="Gradient_20_4" draw:gradient-step-count="64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dcb388" draw:fill-gradient-name="Gradient_20_4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20T13:37:02.544000000</dc:date>
    <meta:editing-duration>PT33M1S</meta:editing-duration>
    <meta:editing-cycles>4</meta:editing-cycles>
    <meta:generator>LibreOffice/7.2.1.2$Windows_X86_64 LibreOffice_project/87b77fad49947c1441b67c559c339af8f3517e22</meta:generator>
    <meta:document-statistic meta:object-count="77"/>
  </office:meta>
</office:document-meta>
</file>